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84cm" style:rel-column-width="2203*"/>
    </style:style>
    <style:style style:name="Tableau1.B" style:family="table-column">
      <style:table-column-properties style:column-width="3.2cm" style:rel-column-width="1815*"/>
    </style:style>
    <style:style style:name="Tableau1.C" style:family="table-column">
      <style:table-column-properties style:column-width="3.099cm" style:rel-column-width="1758*"/>
    </style:style>
    <style:style style:name="Tableau1.D" style:family="table-column">
      <style:table-column-properties style:column-width="3.395cm" style:rel-column-width="1926*"/>
    </style:style>
    <style:style style:name="Tableau1.E" style:family="table-column">
      <style:table-column-properties style:column-width="3.422cm" style:rel-column-width="194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cm" fo:border-left="none" fo:border-right="none" fo:border-top="0.5pt solid #000000" fo:border-bottom="none" style:writing-mode="page"/>
    </style:style>
    <style:style style:name="Tableau1.E6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D9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9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bbd9b" officeooo:paragraph-rsid="001bbd9b"/>
    </style:style>
    <style:style style:name="P2" style:family="paragraph" style:parent-style-name="Table_20_Contents">
      <style:text-properties style:font-name="Liberation Sans" fo:font-size="28pt" officeooo:rsid="001bbd9b" officeooo:paragraph-rsid="001bbd9b" style:font-size-asian="28pt" style:font-size-complex="28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8pt" officeooo:rsid="001bbd9b" officeooo:paragraph-rsid="001bbd9b" style:font-size-asian="28pt" style:font-size-complex="28pt"/>
    </style:style>
    <style:style style:name="P4" style:family="paragraph" style:parent-style-name="Table_20_Contents">
      <style:text-properties style:font-name="Liberation Sans" fo:font-size="28pt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8pt" style:font-size-asian="28pt" style:font-size-complex="28pt"/>
    </style:style>
    <style:style style:name="P6" style:family="paragraph" style:parent-style-name="Standard">
      <style:text-properties fo:font-size="20pt" officeooo:rsid="001bbd9b" officeooo:paragraph-rsid="001bbd9b" style:font-size-asian="20pt" style:font-size-complex="20pt"/>
    </style:style>
    <style:style style:name="P7" style:family="paragraph" style:parent-style-name="Standard" style:list-style-name="L1">
      <style:text-properties fo:font-size="20pt" officeooo:rsid="001bbd9b" officeooo:paragraph-rsid="001bbd9b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t Moi, Et Moi, Et Moi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D <text:s/></text:p>
            <text:p text:style-name="P3">A</text:p>
          </table:table-cell>
          <table:table-cell table:style-name="Tableau1.A1" office:value-type="string">
            <text:p text:style-name="P2">E</text:p>
          </table:table-cell>
          <table:table-cell table:style-name="Tableau1.A1" office:value-type="string">
            <text:p text:style-name="P2">D <text:s/></text:p>
            <text:p text:style-name="P3">A</text:p>
          </table:table-cell>
          <table:table-cell table:style-name="Tableau1.E1" office:value-type="string">
            <text:p text:style-name="P2">E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D <text:s/></text:p>
            <text:p text:style-name="P3">A</text:p>
          </table:table-cell>
          <table:table-cell table:style-name="Tableau1.A1" office:value-type="string">
            <text:p text:style-name="P2">E</text:p>
          </table:table-cell>
          <table:table-cell table:style-name="Tableau1.A1" office:value-type="string">
            <text:p text:style-name="P2">D <text:s/></text:p>
            <text:p text:style-name="P3">A</text:p>
          </table:table-cell>
          <table:table-cell table:style-name="Tableau1.E1" office:value-type="string">
            <text:p text:style-name="P2">E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5">//</text:p>
          </table:table-cell>
          <table:table-cell table:style-name="Tableau1.A4" office:value-type="string">
            <text:p text:style-name="P5">//</text:p>
          </table:table-cell>
          <table:table-cell table:style-name="Tableau1.A4" office:value-type="string">
            <text:p text:style-name="P5">//</text:p>
          </table:table-cell>
          <table:table-cell table:style-name="Tableau1.E4" office:value-type="string">
            <text:p text:style-name="P5">//</text:p>
            <text:p text:style-name="P5"/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3" office:value-type="string">
            <text:p text:style-name="P2">D <text:s/></text:p>
            <text:p text:style-name="P3">A</text:p>
          </table:table-cell>
          <table:table-cell table:style-name="Tableau1.A3" office:value-type="string">
            <text:p text:style-name="P2">E</text:p>
          </table:table-cell>
          <table:table-cell table:style-name="Tableau1.A3" office:value-type="string">
            <text:p text:style-name="P2">D <text:s/></text:p>
            <text:p text:style-name="P3">A</text:p>
          </table:table-cell>
          <table:table-cell table:style-name="Tableau1.E6" office:value-type="string">
            <text:p text:style-name="P2">E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Fin</text:p>
          </table:table-cell>
          <table:table-cell table:style-name="Tableau1.A3" office:value-type="string">
            <text:p text:style-name="P2">D <text:s/></text:p>
            <text:p text:style-name="P3">A</text:p>
          </table:table-cell>
          <table:table-cell table:style-name="Tableau1.A3" office:value-type="string">
            <text:p text:style-name="P2">E</text:p>
          </table:table-cell>
          <table:table-cell table:style-name="Tableau1.A3" office:value-type="string">
            <text:p text:style-name="P2">D <text:s/></text:p>
            <text:p text:style-name="P3">A</text:p>
          </table:table-cell>
          <table:table-cell table:style-name="Tableau1.E6" office:value-type="string">
            <text:p text:style-name="P2">E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2">D <text:s/></text:p>
            <text:p text:style-name="P3">A</text:p>
          </table:table-cell>
          <table:table-cell table:style-name="Tableau1.A4" office:value-type="string">
            <text:p text:style-name="P2">E</text:p>
          </table:table-cell>
          <table:table-cell table:style-name="Tableau1.D9" office:value-type="string">
            <text:p text:style-name="P2"/>
          </table:table-cell>
          <table:table-cell table:style-name="Tableau1.E9" office:value-type="string">
            <text:p text:style-name="P2"/>
          </table:table-cell>
        </table:table-row>
      </table:table>
      <text:p text:style-name="P1"/>
      <text:p text:style-name="P1"/>
      <text:p text:style-name="P6">Structure : </text:p>
      <text:list text:style-name="L1">
        <text:list-item>
          <text:p text:style-name="P7">Intro</text:p>
        </text:list-item>
        <text:list-item>
          <text:p text:style-name="P7">(couplet + refrain) x 9 <text:s/></text:p>
        </text:list-item>
        <text:list-item>
          <text:p text:style-name="P7">f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52:31.700920767</meta:creation-date>
    <dc:date>2025-09-12T09:03:43.359529104</dc:date>
    <meta:editing-duration>PT59S</meta:editing-duration>
    <meta:editing-cycles>1</meta:editing-cycles>
    <meta:document-statistic meta:table-count="1" meta:image-count="0" meta:object-count="0" meta:page-count="1" meta:paragraph-count="40" meta:word-count="53" meta:character-count="145" meta:non-whitespace-character-count="114"/>
    <meta:generator>LibreOffice/25.2.3.2$Linux_X86_64 LibreOffice_project/520$Build-2</meta:generator>
  </office:meta>
</office:document-meta>
</file>